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paragraph-rsid="00ce6959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c74a6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85cc5b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ca88c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d67cb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74a6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74a6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8aa16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76568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e6959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e6959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d3360e"/>
    </style:style>
    <style:style style:name="P33" style:family="paragraph" style:parent-style-name="Standard">
      <style:paragraph-properties fo:text-align="justify" style:justify-single-word="false" fo:break-before="page"/>
      <style:text-properties officeooo:paragraph-rsid="00d2bed4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2pt" fo:language="uk" fo:country="UA" fo:font-weight="normal" officeooo:rsid="0074a7e7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3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Тривимірна Графіка з використання <text:s/>бібліотеки OpenGL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5"/>
      <text:p text:style-name="P17"/>
      <text:p text:style-name="P18"/>
      <text:p text:style-name="P33"><text:span text:style-name="T10">Тема. </text:span><text:span text:style-name="T12">Тривимірна Графіка з використання <text:s/>бібліотеки OpenGL.</text:span></text:p>
      <text:p text:style-name="P32"><text:span text:style-name="T10">Мета. </text:span><text:span text:style-name="T12">Вивчення механізмів OpenGL для формування тривимірних зображень.</text:span></text:p>
      <text:p text:style-name="P18"/>
      <text:p text:style-name="P20"><text:span text:style-name="T10">Текст програм</text:span><text:span text:style-name="T11">и.</text:span><text:span text:style-name="T10"> </text:span><text:span text:style-name="T12">github</text:span></text:p>
      <text:p text:style-name="P20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span text:style-name="T12">youtube</text:span></text:p>
      <text:p text:style-name="P19"/>
      <text:p text:style-name="P19">Завдання. <text:span text:style-name="T14">Створити тривимірне зображення, яке повторює плоске зображення з ЛР2. Виконати афінні перетворення отриманого зображення використовуючи засоби бібліотеки OpenGL, реалізувати поворот і масштабування всієї отриманої фігури. Включити і налаштувати освітлення об'єктів.</text:span></text:p>
      <text:p text:style-name="P30"/>
      <text:p text:style-name="P25">Опис використаних в програмі графічних засобів бібліотеки OpenGL.</text:p>
      <text:p text:style-name="P25"/>
      <text:p text:style-name="P25">Аналіз результатів, 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5T20:21:40.179507002</dc:date>
    <meta:editing-duration>PT9H7M43S</meta:editing-duration>
    <meta:editing-cycles>179</meta:editing-cycles>
    <meta:generator>LibreOffice/7.0.4.2$Linux_X86_64 LibreOffice_project/00$Build-2</meta:generator>
    <meta:document-statistic meta:table-count="0" meta:image-count="0" meta:object-count="1" meta:page-count="2" meta:paragraph-count="22" meta:word-count="108" meta:character-count="920" meta:non-whitespace-character-count="826"/>
  </office:meta>
</office:document-meta>
</file>